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0pt" officeooo:rsid="001e61d4" officeooo:paragraph-rsid="001e61d4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0pt" fo:font-style="normal" fo:font-weight="normal" officeooo:rsid="001e61d4" officeooo:paragraph-rsid="001e61d4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margin-top="0.4cm" fo:margin-bottom="0cm" style:contextual-spacing="false" fo:line-height="150%" fo:text-align="justify" style:justify-single-word="false"/>
      <style:text-properties style:font-name="Arial" fo:font-size="10pt" fo:font-style="normal" fo:font-weight="normal" officeooo:rsid="001e61d4" officeooo:paragraph-rsid="001e61d4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0pt" fo:font-style="normal" fo:font-weight="normal" officeooo:rsid="001e61d4" officeooo:paragraph-rsid="0020212e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0pt" fo:font-style="normal" fo:font-weight="normal" officeooo:rsid="0020212e" officeooo:paragraph-rsid="0020212e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212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4"/><text:span text:style-name="T5">CURRÍCULO</text:span></text:p>
      <text:p text:style-name="P1">Nome Completo: Sávila Nascimento de Oliveira </text:p>
      <text:p text:style-name="P1">Endereço: Rua Bromélias N° 90, Bairro Primavera</text:p>
      <text:p text:style-name="P1">E-mail: savila.9822971@aluno.mg.gov.br</text:p>
      <text:p text:style-name="P1">Linkedin:</text:p>
      <text:p text:style-name="P1">Data de Nascimento: 04/04/2010 </text:p>
      <text:p text:style-name="P1"/>
      <text:p text:style-name="P1"><text:s text:c="55"/><text:span text:style-name="T4"><text:s/></text:span><text:span text:style-name="T5">OBJETIVO</text:span></text:p>
      <text:p text:style-name="P2">Ingressar no mercado de trabalho e aplicar meus conhecimentos acadêmicos em Psicologia Criminal, contribuindo para o crescimento da área de análise criminal da segurança pública enquanto evoluo <text:s/>profissional e pessoalmente.</text:p>
      <text:p text:style-name="P2"/>
      <text:p text:style-name="P2"><text:s text:c="42"/><text:span text:style-name="T5">FORMAÇÃO ACADÊMICA</text:span></text:p>
      <text:p text:style-name="P2">Doutorado: Psicologia </text:p>
      <text:p text:style-name="P2">Universidade: UNISA</text:p>
      <text:p text:style-name="P2">Endereço da Universidade: Timóteo, MG</text:p>
      <text:p text:style-name="P2">Conclusão: 2033</text:p>
      <text:p text:style-name="P2">Principal Disciplina: Análise do Comportamento Humano</text:p>
      <text:p text:style-name="P2">Projeto Realizado: <text:s/>Campanha para a análise de cena de um crime engavetado dias após a denúncia</text:p>
      <text:p text:style-name="P2"/>
      <text:p text:style-name="P2"><text:s text:c="37"/><text:span text:style-name="T4"><text:s text:c="3"/></text:span><text:span text:style-name="T5">FORMAÇÃO ACADÊMICA</text:span></text:p>
      <text:p text:style-name="P2">Curso Técnico: Informática, Psicologia</text:p>
      <text:p text:style-name="P2">Escola Técnica: Escola Estadual Emília Cabral Mota</text:p>
      <text:p text:style-name="P2">Principal Disciplina: Informática Básica, Estudo do Funcionamento do Comportamento Humano </text:p>
      <text:p text:style-name="P2">Conclusão: 2027, 2033</text:p>
      <text:p text:style-name="P2">Projeto: Aplicativo para a criação de personagens, Campanha para a análise gratuita de pacientes com psicose</text:p>
      <text:p text:style-name="P2">Ensino Médio: Escola Estadual Emília Cabral Mota</text:p>
      <text:p text:style-name="P2">Principal Disciplina: Língua Portuguesa, Biologia</text:p>
      <text:p text:style-name="P2">Conclusão: 2027</text:p>
      <text:p text:style-name="P2">Projeto: <text:span text:style-name="T3">Feira Literária com foco em Oficinas de Criação</text:span></text:p>
      <text:p text:style-name="P2"/>
      <text:p text:style-name="P4"><text:s/></text:p>
      <text:p text:style-name="P4"/>
      <text:p text:style-name="P4"><text:soft-page-break/><text:s text:c="41"/><text:span text:style-name="T4"><text:s/></text:span><text:span text:style-name="T5">EXPERIÊNCIA PROFISSIONAL</text:span></text:p>
      <text:p text:style-name="P2">Estágio: Analista Mental</text:p>
      <text:p text:style-name="P2">Empresa: Centro de Ajuda Psicossocial (CAPS)</text:p>
      <text:p text:style-name="P2">Período: 2028 - 2030</text:p>
      <text:p text:style-name="P2">Principal Aprendizado: Acalmar inivíduos em crise, lidar com pessoas clinicamente instáveis, análise mental, <text:span text:style-name="T3">controlar pacientes em crise</text:span></text:p>
      <text:p text:style-name="P5">Primeiro Emprego: Repositor de Remédios</text:p>
      <text:p text:style-name="P5">Empresa: Ingelhem (farmácia alemã) - Alemanha</text:p>
      <text:p text:style-name="P5">Período: 2027 - 2028</text:p>
      <text:p text:style-name="P5">Principal Aprendizado: Carbamazepina pode não ser compatível com determinados tipos de antidepressivos dependendo dos horários em que o paciente tomá-los</text:p>
      <text:p text:style-name="P3"><text:s text:c="32"/><text:span text:style-name="T5">QUALIFICAÇÕES E COMPETÊNCIAS</text:span></text:p>
      <text:p text:style-name="P2">- Inglês (intermediário)</text:p>
      <text:p text:style-name="P2">- Mandarim (intermediário)</text:p>
      <text:p text:style-name="P2">- Espanhol</text:p>
      <text:p text:style-name="P2">- Russo (intermediário)</text:p>
      <text:p text:style-name="P2">- Alemão (intermediário)</text:p>
      <text:p text:style-name="P2">- Comunicação clara</text:p>
      <text:p text:style-name="P2">- Bom trabalho e fácil aprendizado solo e em grupo</text:p>
      <text:p text:style-name="P2">- Controle de crises</text:p>
      <text:p text:style-name="P4"><text:s text:c="50"/><text:span text:style-name="T4"><text:s/></text:span><text:span text:style-name="T5">CERTIFICAÇÕES</text:span></text:p>
      <text:p text:style-name="P2"/>
      <text:p text:style-name="P2"><text:span text:style-name="T2">- </text:span>Curso Técnico de Informática (Escola Estadual Emília Cabral Mota - 2027)</text:p>
      <text:p text:style-name="P2">- Curso Técnico em Análise Mental (UNISA – 2033)</text:p>
      <text:p text:style-name="P2"/>
      <text:p text:style-name="P4"><text:s text:c="39"/><text:span text:style-name="T4"><text:s text:c="2"/></text:span><text:span text:style-name="T5">INFORMAÇÕES ADICIONAIS <text:s text:c="2"/></text:span></text:p>
      <text:p text:style-name="P4">- Promoção da campanha para o análise gratuito de indivíduos que sofrem com surtos psicóticos e esquizofrenia paranóide (2029)</text:p>
      <text:p text:style-name="P2">- Intercâmbio Estudantil na Finlândia (Programa Passaporte Mineiro do Conhecimento – 202<text:span text:style-name="T3">6)</text:span></text:p>
      <text:p text:style-name="P2">“<text:span text:style-name="T1">Aprendi a ter um entendimento único da forma do pensar humano, compreendendo frustrações e motivações desenvolvidas inusitadamente.”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0.06pt solid #000000" fo:padding="1.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0:44:45.309184073</meta:creation-date>
    <dc:title>Documento modelo</dc:title>
    <meta:editing-duration>PT1H23M9S</meta:editing-duration>
    <meta:editing-cycles>3</meta:editing-cycles>
    <meta:generator>LibreOffice/7.4.7.2$Linux_X86_64 LibreOffice_project/40$Build-2</meta:generator>
    <dc:date>2025-05-23T14:04:35.440629178</dc:date>
    <meta:document-statistic meta:table-count="0" meta:image-count="0" meta:object-count="0" meta:page-count="2" meta:paragraph-count="51" meta:word-count="323" meta:character-count="2760" meta:non-whitespace-character-count="2117"/>
    <meta:template xlink:type="simple" xlink:actuate="onRequest" xlink:title="Documento modelo" xlink:href="../../Modelos/Documento%20modelo.ott" meta:date="2025-05-23T10:44:44.495305964"/>
  </office:meta>
</office:document-meta>
</file>